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Ubuntu" svg:font-family="Ubuntu" style:font-pitch="variable"/>
  </office:font-face-decls>
  <office:automatic-styles>
    <style:style style:name="co6" style:family="table-column">
      <style:table-column-properties fo:break-before="auto" style:column-width="6.178in"/>
    </style:style>
    <style:style style:name="co7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8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1799in"/>
    </style:style>
    <style:style style:name="co8" style:family="table-column">
      <style:table-column-properties fo:break-before="auto" style:column-width="10.3902in"/>
    </style:style>
    <style:style style:name="co9" style:family="table-column">
      <style:table-column-properties fo:break-before="auto" style:column-width="1.4902in"/>
    </style:style>
    <style:style style:name="ro4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0.2799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Ubuntu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69999980926514pt" style:language-asian="ja" style:country-asian="JP" style:font-style-asian="normal" style:font-weight-asian="normal" style:font-name-complex="Ubuntu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ja" style:country-asian="JP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ja" style:country-asian="JP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 Calibration" table:style-name="ta1"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8" table:default-cell-style-name="ce11"/>
        <table:table-column table:style-name="co9" table:number-columns-repeated="1020" table:default-cell-style-name="ce11"/>
        <table:table-row table:style-name="ro2">
          <table:table-cell table:style-name="ce1" office:value-type="string" calcext:value-type="string">
            <text:p>A - pillar distance</text:p>
          </table:table-cell>
          <table:table-cell table:style-name="ce1"/>
          <table:table-cell table:style-name="ce2"/>
          <table:table-cell table:style-name="ce6" office:value-type="string" calcext:value-type="string">
            <text:p>Klipper Commands below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 - Far pillar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B - pillar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A - Far pillar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C - pillar distance</text:p>
          </table:table-cell>
          <table:table-cell table:style-name="ce1"/>
          <table:table-cell table:style-name="ce4"/>
          <table:table-cell table:number-columns-repeated="1021"/>
        </table:table-row>
        <table:table-row table:style-name="ro2">
          <table:table-cell table:style-name="ce1" office:value-type="string" calcext:value-type="string">
            <text:p>B - Far pillar distance</text:p>
          </table:table-cell>
          <table:table-cell table:style-name="ce1"/>
          <table:table-cell table:style-name="ce5"/>
          <table:table-cell table:style-name="ce7" table:formula="of:=&quot;DELTA_ANALYZE CENTER_DISTS=&quot;&amp;[.B1]&amp;&quot;,&quot;&amp;[.B2]&amp;&quot;,&quot;&amp;[.B3]&amp;&quot;,&quot;&amp;[.B4]&amp;&quot;,&quot;&amp;[.B5]&amp;&quot;,&quot;&amp;[.B6]" office:value-type="string" office:string-value="DELTA_ANALYZE CENTER_DISTS=,,,,," calcext:value-type="string">
            <text:p>DELTA_ANALYZE CENTER_DISTS=,,,,,</text:p>
          </table:table-cell>
          <table:table-cell table:number-columns-repeated="1020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A-to-Far-C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-C-to-B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B-to-Far-A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-A-to-C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C-to-Far-B distance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-B-to-A distance</text:p>
          </table:table-cell>
          <table:table-cell table:style-name="ce1"/>
          <table:table-cell table:style-name="ce2"/>
          <table:table-cell table:style-name="ce1" table:formula="of:=&quot;DELTA_ANALYZE OUTER_DISTS=&quot;&amp;[.B8]&amp;&quot;,&quot;&amp;[.B9]&amp;&quot;,&quot;&amp;[.B10]&amp;&quot;,&quot;&amp;[.B11]&amp;&quot;,&quot;&amp;[.B12]&amp;&quot;,&quot;&amp;[.B13]" office:value-type="string" office:string-value="DELTA_ANALYZE OUTER_DISTS=,,,,," calcext:value-type="string">
            <text:p>DELTA_ANALYZE OUTER_DISTS=,,,,,</text:p>
          </table:table-cell>
          <table:table-cell table:number-columns-repeated="1020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Center width A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Center width B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Center width C</text:p>
          </table:table-cell>
          <table:table-cell table:style-name="ce1"/>
          <table:table-cell table:style-name="ce2"/>
          <table:table-cell table:style-name="ce1" table:formula="of:=&quot;DELTA_ANALYZE CENTER_PILLAR_WIDTHS=&quot;&amp;[.B15]&amp;&quot;,&quot;&amp;[.B16]&amp;&quot;,&quot;&amp;[.B17]" office:value-type="string" office:string-value="DELTA_ANALYZE CENTER_PILLAR_WIDTHS=,," calcext:value-type="string">
            <text:p>DELTA_ANALYZE CENTER_PILLAR_WIDTHS=,,</text:p>
          </table:table-cell>
          <table:table-cell table:number-columns-repeated="1020"/>
        </table:table-row>
        <table:table-row table:style-name="ro3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A pillar width facing Far C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 C pillar width facing B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B pillar width facing Far A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 A pillar width facing C</text:p>
          </table:table-cell>
          <table:table-cell table:style-name="ce1"/>
          <table:table-cell table:style-name="ce2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 pillar width facing Far B</text:p>
          </table:table-cell>
          <table:table-cell table:style-name="ce1"/>
          <table:table-cell table:style-name="ce2"/>
          <table:table-cell table:number-columns-repeated="1021"/>
        </table:table-row>
        <table:table-row table:style-name="ro2">
          <table:table-cell table:style-name="ce1" office:value-type="string" calcext:value-type="string">
            <text:p>Far B pillar width facing A</text:p>
          </table:table-cell>
          <table:table-cell table:style-name="ce1"/>
          <table:table-cell table:style-name="ce2"/>
          <table:table-cell table:style-name="ce1" table:formula="of:=&quot;DELTA_ANALYZE OUTER_PILLAR_WIDTHS=&quot;&amp;[.B19]&amp;&quot;,&quot;&amp;[.B20]&amp;&quot;,&quot;&amp;[.B21]&amp;&quot;,&quot;&amp;[.B22]&amp;&quot;,&quot;&amp;[.B23]&amp;&quot;,&quot;&amp;[.B24]" office:value-type="string" office:string-value="DELTA_ANALYZE OUTER_PILLAR_WIDTHS=,,,,," calcext:value-type="string">
            <text:p>DELTA_ANALYZE OUTER_PILLAR_WIDTHS=,,,,,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ctions" table:style-name="ta1">
        <table:table-column table:style-name="co6" table:default-cell-style-name="ce11"/>
        <table:table-column table:style-name="co7" table:number-columns-repeated="1023" table:default-cell-style-name="ce11"/>
        <table:table-row table:style-name="ro4">
          <table:table-cell office:value-type="string" calcext:value-type="string">
            <text:p>Print out page 1 of the Size Calibrations sheet. Follow the instructions at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a xlink:href="https://github.com/phnxdrgn536/FLSun-v400/wiki/Enhanced-Delta" xlink:type="simple"> https://github.com/phnxdrgn536/FLSun-v400/wiki/Enhanced-Delta 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Write on the sheet each measurement. Then transfer to this spreadshee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he Klipper directives will be created based on your measurements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py / Paste the Klipper commands to the Mainsail Console and send ea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mmand – one at a time.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0:07:41.035853550</meta:creation-date>
    <dc:date>2023-11-19T13:56:36.517725030</dc:date>
    <meta:editing-duration>PT1H5M38S</meta:editing-duration>
    <meta:editing-cycles>14</meta:editing-cycles>
    <meta:generator>LibreOffice/7.3.7.2$Linux_X86_64 LibreOffice_project/30$Build-2</meta:generator>
    <meta:print-date>2023-11-19T11:55:29.485748718</meta:print-date>
    <meta:document-statistic meta:table-count="2" meta:cell-count="32" meta:object-count="0"/>
  </office:meta>
</office:document-meta>
</file>